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tep 1: 清理接口和服务状态</text:p>
      <text:p text:style-name="Standard">sudo systemctl stop hostapd</text:p>
      <text:p text:style-name="Standard">sudo systemctl stop dnsmasq</text:p>
      <text:p text:style-name="Standard">sudo pkill hostapd</text:p>
      <text:p text:style-name="Standard">sudo pkill dnsmasq</text:p>
      <text:p text:style-name="Standard"/>
      <text:p text:style-name="Standard"># Step 2: 重置无线接口</text:p>
      <text:p text:style-name="Standard">sudo ip link set wlx6c1ff7493704 down</text:p>
      <text:p text:style-name="Standard">sudo ip addr flush dev wlx6c1ff7493704</text:p>
      <text:p text:style-name="Standard">sudo ip link set wlx6c1ff7493704 up</text:p>
      <text:p text:style-name="Standard">sudo ip addr add 192.168.50.1/24 dev wlx6c1ff7493704</text:p>
      <text:p text:style-name="Standard"/>
      <text:p text:style-name="Standard"># Step 3: 启动 hostapd（用新终端运行保持不关闭）</text:p>
      <text:p text:style-name="Standard">sudo hostapd /etc/hostapd/hostapd.con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5:23:21.544368107</meta:creation-date>
    <dc:date>2025-08-02T15:23:39.728887404</dc:date>
    <meta:editing-duration>PT18S</meta:editing-duration>
    <meta:editing-cycles>1</meta:editing-cycles>
    <meta:document-statistic meta:table-count="0" meta:image-count="0" meta:object-count="0" meta:page-count="1" meta:paragraph-count="12" meta:word-count="82" meta:character-count="358" meta:non-whitespace-character-count="315"/>
    <meta:generator>LibreOffice/7.3.7.2$Linux_X86_64 LibreOffice_project/30$Build-2</meta:generator>
  </office:meta>
</office:document-meta>
</file>